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0.91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/>
      <style:paragraph-properties style:writing-mode="lr-tb"/>
    </style:style>
    <style:style style:name="gr4" style:family="graphic" style:parent-style-name="objectwithoutfill">
      <style:graphic-properties draw:marker-end="Puntas_20_de_20_flecha_20_2" draw:marker-end-width="0.3cm" draw:fill="none" draw:textarea-vertical-align="middle"/>
    </style:style>
    <style:style style:name="gr5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6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7" style:family="graphic" style:parent-style-name="standard">
      <style:graphic-properties draw:stroke="none" draw:fill="none" fo:min-height="0.713cm"/>
      <style:paragraph-properties style:writing-mode="lr-tb"/>
    </style:style>
    <style:style style:name="gr8" style:family="graphic" style:parent-style-name="standard">
      <style:graphic-properties draw:stroke="none" draw:fill="none" fo:min-height="0.75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3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  <style:text-properties style:text-underline-style="none"/>
    </style:style>
    <style:style style:name="P5" style:family="paragraph">
      <style:text-properties style:text-underline-style="none"/>
    </style:style>
    <style:style style:name="P6" style:family="paragraph">
      <loext:graphic-properties draw:fill="none" draw:fill-color="#ffffff"/>
      <style:text-properties style:text-underline-style="none"/>
    </style:style>
    <style:style style:name="P7" style:family="paragraph">
      <loext:graphic-properties draw:fill="none"/>
      <style:text-properties style:text-underline-style="none"/>
    </style:style>
    <style:style style:name="T1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2cm" svg:height="2cm" svg:x="2.75cm" svg:y="6.7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526cm" svg:height="0.962cm" svg:x="2.724cm" svg:y="1.75cm">
          <draw:text-box>
            <text:p>. | * ? +</text:p>
          </draw:text-box>
        </draw:frame>
        <draw:custom-shape draw:style-name="gr1" draw:text-style-name="P2" xml:id="id3" draw:id="id3" draw:layer="layout" svg:width="2cm" svg:height="2cm" svg:x="6.25cm" svg:y="6.75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cm" svg:height="2cm" svg:x="4cm" svg:y="3.75cm">
          <text:p text:style-name="P1">. |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0.853cm" svg:height="0.962cm" svg:x="3.25cm" svg:y="8.538cm">
          <draw:text-box>
            <text:p>n</text:p>
          </draw:text-box>
        </draw:frame>
        <draw:frame draw:style-name="gr3" draw:text-style-name="P3" draw:layer="layout" svg:width="1.5cm" svg:height="1.25cm" svg:x="6.75cm" svg:y="8.5cm">
          <draw:text-box>
            <text:p>n1</text:p>
          </draw:text-box>
        </draw:frame>
        <draw:custom-shape draw:style-name="gr1" draw:text-style-name="P2" xml:id="id4" draw:id="id4" draw:layer="layout" svg:width="2cm" svg:height="2cm" svg:x="12.25cm" svg:y="6.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cm" svg:height="2cm" svg:x="12.25cm" svg:y="3.25cm">
          <text:p text:style-name="P1">* ? 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0.82cm" svg:height="0.962cm" svg:x="12.75cm" svg:y="8.538cm">
          <draw:text-box>
            <text:p>c</text:p>
          </draw:text-box>
        </draw:frame>
        <draw:connector draw:style-name="gr4" draw:text-style-name="P4" draw:layer="layout" draw:type="line" svg:x1="3.75cm" svg:y1="6.75cm" svg:x2="5cm" svg:y2="5.75cm" draw:start-shape="id1" draw:start-glue-point="4" draw:end-shape="id2" draw:end-glue-point="8" svg:d="M3750 6750l1250-1000" svg:viewBox="0 0 1251 1001">
          <text:p/>
        </draw:connector>
        <draw:connector draw:style-name="gr5" draw:text-style-name="P4" draw:layer="layout" draw:type="line" svg:x1="7.25cm" svg:y1="6.75cm" svg:x2="5cm" svg:y2="5.75cm" draw:start-shape="id3" draw:start-glue-point="4" draw:end-shape="id2" draw:end-glue-point="8" svg:d="M7250 6750l-2250-1000" svg:viewBox="0 0 2251 1001">
          <text:p/>
        </draw:connector>
        <draw:connector draw:style-name="gr6" draw:text-style-name="P4" draw:layer="layout" draw:type="line" svg:x1="13.25cm" svg:y1="6.5cm" svg:x2="13.25cm" svg:y2="5.25cm" draw:start-shape="id4" draw:start-glue-point="4" draw:end-shape="id5" draw:end-glue-point="8" svg:d="M13250 6500v-1250" svg:viewBox="0 0 1 1251">
          <text:p/>
        </draw:connector>
        <draw:frame draw:style-name="gr2" draw:text-style-name="P6" draw:layer="layout" svg:width="2.094cm" svg:height="0.962cm" svg:x="2.75cm" svg:y="9.538cm">
          <draw:text-box>
            <text:p text:style-name="P5">G: F1</text:p>
          </draw:text-box>
        </draw:frame>
        <draw:frame draw:style-name="gr2" draw:text-style-name="P6" draw:layer="layout" svg:width="2.094cm" svg:height="0.962cm" svg:x="6.5cm" svg:y="9.75cm">
          <draw:text-box>
            <text:p text:style-name="P5">G: F2</text:p>
          </draw:text-box>
        </draw:frame>
        <draw:frame draw:style-name="gr2" draw:text-style-name="P6" draw:layer="layout" svg:width="2.094cm" svg:height="0.962cm" svg:x="12.156cm" svg:y="9.538cm">
          <draw:text-box>
            <text:p text:style-name="P5">G: F3</text:p>
          </draw:text-box>
        </draw:frame>
        <draw:frame draw:style-name="gr7" draw:text-style-name="P7" draw:layer="layout" svg:width="2.5cm" svg:height="0.963cm" svg:x="7.25cm" svg:y="4.037cm">
          <draw:text-box>
            <text:p><text:span text:style-name="T1">G: R1</text:span></text:p>
          </draw:text-box>
        </draw:frame>
        <draw:frame draw:style-name="gr8" draw:text-style-name="P7" draw:layer="layout" svg:width="2.5cm" svg:height="1.001cm" svg:x="14.25cm" svg:y="3.999cm">
          <draw:text-box>
            <text:p><text:span text:style-name="T1">G: R2</text:span></text:p>
          </draw:text-box>
        </draw:frame>
        <draw:frame draw:style-name="gr2" draw:text-style-name="P6" draw:layer="layout" svg:width="2.686cm" svg:height="1.673cm" svg:x="3.75cm" svg:y="11.077cm">
          <draw:text-box>
            <text:p text:style-name="P5">F1→R1</text:p>
            <text:p text:style-name="P5">F2-&gt;R1</text:p>
          </draw:text-box>
        </draw:frame>
        <draw:frame draw:style-name="gr9" draw:text-style-name="P6" draw:layer="layout" svg:width="3cm" svg:height="1.173cm" svg:x="11.75cm" svg:y="11.077cm">
          <draw:text-box>
            <text:p text:style-name="P5">F3→ R2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2-22T11:41:52.602000000</dc:date>
    <meta:editing-duration>PT21M58S</meta:editing-duration>
    <meta:editing-cycles>6</meta:editing-cycles>
    <meta:generator>LibreOffice/7.3.0.3$Windows_X86_64 LibreOffice_project/0f246aa12d0eee4a0f7adcefbf7c878fc2238db3</meta:generator>
    <meta:document-statistic meta:object-count="19"/>
  </office:meta>
</office:document-meta>
</file>